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style:font-name="Times New Roman" fo:font-size="12pt" style:font-size-asian="12pt" style:font-size-complex="12pt"/>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T239" style:parent-style-name="DefaultParagraphFont" style:family="text">
      <style:text-properties fo:language="en" fo:country="US"/>
    </style:style>
    <style:style style:name="T240" style:parent-style-name="CommentReference"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CommentReference"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CommentReference" style:family="text">
      <style:text-properties style:font-name="Times New Roman" fo:font-size="12pt" style:font-size-asian="12pt" style:font-size-complex="12pt"/>
    </style:style>
    <style:style style:name="T248" style:parent-style-name="CommentReference"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T253" style:parent-style-name="Hyperlink" style:family="text">
      <style:text-properties fo:font-weight="bold" style:font-weight-asian="bold" style:font-weight-complex="bold" fo:language="en" fo:country="US"/>
    </style:style>
    <style:style style:name="T254" style:parent-style-name="CommentReference" style:family="text">
      <style:text-properties style:font-name="Times New Roman" fo:font-size="12pt" style:font-size-asian="12pt" style:font-size-complex="12pt"/>
    </style:style>
    <style:style style:name="T255" style:parent-style-name="CommentReference"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P295" style:parent-style-name="CommentText" style:family="paragraph">
      <style:paragraph-properties fo:text-align="start" fo:text-indent="0in"/>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CommentText"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T324" style:parent-style-name="Hyperlink" style:family="text">
      <style:text-properties fo:font-weight="bold" style:font-weight-asian="bold" style:font-weight-complex="bold" fo:language="da" fo:country="DK"/>
    </style:style>
    <style:style style:name="T325" style:parent-style-name="CommentReference" style:family="text">
      <style:text-properties style:font-name="Times New Roman" fo:font-size="12pt" style:font-size-asian="12pt" style:font-size-complex="12pt"/>
    </style:style>
    <style:style style:name="T326" style:parent-style-name="CommentReference" style:family="text">
      <style:text-properties style:font-name="Times New Roman" fo:font-size="12pt" style:font-size-asian="12pt" style:font-size-complex="12pt"/>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P329" style:parent-style-name="CommentText" style:family="paragraph">
      <style:paragraph-properties fo:text-align="start" fo:text-indent="0in"/>
    </style:style>
    <style:style style:name="T330" style:parent-style-name="CommentReference" style:family="text">
      <style:text-properties style:font-name="Times New Roman" fo:font-size="12pt" style:font-size-asian="12pt" style:font-size-complex="12pt"/>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DefaultParagraphFont" style:family="text">
      <style:text-properties fo:language="en" fo:country="US"/>
    </style:style>
    <style:style style:name="P334" style:parent-style-name="CommentText" style:family="paragraph">
      <style:paragraph-properties fo:text-align="start" fo:text-indent="0in"/>
    </style:style>
    <style:style style:name="T335" style:parent-style-name="DefaultParagraphFont" style:family="text">
      <style:text-properties fo:language="en" fo:country="US"/>
    </style:style>
    <style:style style:name="P336" style:parent-style-name="CommentText" style:family="paragraph">
      <style:paragraph-properties fo:text-align="start" fo:text-indent="0in"/>
    </style:style>
    <style:style style:name="P337" style:parent-style-name="Standard" style:family="paragraph">
      <style:paragraph-properties fo:text-align="start" fo:text-indent="0.4916in"/>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T345" style:parent-style-name="Hyperlink" style:family="text">
      <style:text-properties fo:font-weight="bold" style:font-weight-asian="bold" style:font-weight-complex="bold" fo:language="en" fo:country="US"/>
    </style:style>
    <style:style style:name="T346" style:parent-style-name="CommentReference" style:family="text">
      <style:text-properties style:font-name="Times New Roman" fo:font-size="12pt" style:font-size-asian="12pt" style:font-size-complex="12pt"/>
    </style:style>
    <style:style style:name="T347" style:parent-style-name="CommentReference"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language="en" fo:country="US"/>
    </style:style>
    <style:style style:name="T350" style:parent-style-name="DefaultParagraphFont" style:family="text">
      <style:text-properties fo:language="en" fo:country="US"/>
    </style:style>
    <style:style style:name="P351" style:parent-style-name="Standard" style:family="paragraph">
      <style:paragraph-properties fo:text-align="start" fo:text-indent="0.4916in"/>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CommentReference"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fo:language="en" fo:country="US"/>
    </style:style>
    <style:style style:name="P376" style:parent-style-name="Standard" style:family="paragraph">
      <style:paragraph-properties fo:text-align="start" fo:text-indent="0.4916in"/>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CommentText" style:family="paragraph">
      <style:paragraph-properties fo:text-align="start" fo:text-indent="0in"/>
    </style:style>
    <style:style style:name="T379" style:parent-style-name="DefaultParagraphFont" style:family="text">
      <style:text-properties style:font-name="Times New Roman" fo:font-size="12pt" style:font-size-asian="12pt" style:font-size-complex="12pt" fo:language="en" fo:country="US"/>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fo:language="en" fo:country="US"/>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ize="12pt" style:font-size-asian="12pt" style:font-size-complex="12pt"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Times New Roman" fo:font-size="12pt" style:font-size-asian="12pt" style:font-size-complex="12pt"/>
    </style:style>
    <style:style style:name="T412" style:parent-style-name="CommentReference" style:family="text">
      <style:text-properties style:font-name="Times New Roman" fo:font-size="12pt" style:font-size-asian="12pt" style:font-size-complex="12pt"/>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CommentReference" style:family="text">
      <style:text-properties style:font-name="Times New Roman" fo:font-size="12pt" style:font-size-asian="12pt" style:font-size-complex="12pt"/>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T423" style:parent-style-name="Hyperlink" style:family="text">
      <style:text-properties fo:font-weight="bold" style:font-weight-asian="bold" style:font-weight-complex="bold" fo:language="en" fo:country="US"/>
    </style:style>
    <style:style style:name="T424" style:parent-style-name="CommentReference" style:family="text">
      <style:text-properties style:font-name="Times New Roman" fo:font-size="12pt" style:font-size-asian="12pt" style:font-size-complex="12pt"/>
    </style:style>
    <style:style style:name="T425" style:parent-style-name="CommentReference" style:family="text">
      <style:text-properties style:font-name="Times New Roman" fo:font-size="12pt" style:font-size-asian="12pt" style:font-size-complex="12pt"/>
    </style:style>
    <style:style style:name="T4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CommentReference" style:family="text">
      <style:text-properties style:font-name="Times New Roman" fo:font-size="12pt" style:font-size-asian="12pt" style:font-size-complex="12pt"/>
    </style:style>
    <style:style style:name="T431" style:parent-style-name="CommentReference"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language="en" fo:country="US"/>
    </style:style>
    <style:style style:name="T434" style:parent-style-name="DefaultParagraphFont" style:family="text">
      <style:text-properties style:font-name="Times New Roman" fo:font-size="12pt" style:font-size-asian="12pt" style:font-size-complex="12pt" fo:language="en" fo:country="US"/>
    </style:style>
    <style:style style:name="T435" style:parent-style-name="DefaultParagraphFont" style:family="text">
      <style:text-properties style:font-name="Times New Roman"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T438" style:parent-style-name="CommentReference" style:family="text">
      <style:text-properties style:font-name="Times New Roman" fo:font-size="12pt" style:font-size-asian="12pt" style:font-size-complex="12pt"/>
    </style:style>
    <style:style style:name="T439" style:parent-style-name="CommentReference" style:family="text">
      <style:text-properties style:font-name="Times New Roman" fo:font-size="12pt" style:font-size-asian="12pt" style:font-size-complex="12pt"/>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Times New Roman" fo:font-size="12pt" style:font-size-asian="12pt" style:font-size-complex="12pt"/>
    </style:style>
    <style:style style:name="T449" style:parent-style-name="CommentReference" style:family="text">
      <style:text-properties style:font-name="Times New Roman" fo:font-size="12pt" style:font-size-asian="12pt" style:font-size-complex="12pt"/>
    </style:style>
    <style:style style:name="T450" style:parent-style-name="DefaultParagraphFont" style:family="text">
      <style:text-properties style:font-name="Times New Roman" fo:font-size="12pt" style:font-size-asian="12pt" style:font-size-complex="12pt" fo:language="en" fo:country="US"/>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P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T464" style:parent-style-name="DefaultParagraphFont" style:family="text">
      <style:text-properties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ize="12pt" style:font-size-asian="12pt" style:font-size-complex="12pt" fo:language="en" fo:country="US"/>
    </style:style>
    <style:style style:name="P468" style:parent-style-name="CommentText" style:family="paragraph">
      <style:paragraph-properties fo:text-align="start" fo:text-indent="0in"/>
    </style:style>
    <style:style style:name="T469" style:parent-style-name="CommentReference"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fo:language="en" fo:country="US"/>
    </style:style>
    <style:style style:name="P4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2" style:parent-style-name="Standard" style:family="paragraph">
      <style:paragraph-properties fo:text-align="start" fo:text-indent="0in"/>
    </style:style>
    <style:style style:name="T473" style:parent-style-name="DefaultParagraphFont" style:family="text">
      <style:text-properties style:font-name="Times New Roman"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T479" style:parent-style-name="Hyperlink" style:family="text">
      <style:text-properties fo:font-weight="bold" style:font-weight-asian="bold" style:font-weight-complex="bold" fo:language="en" fo:country="US"/>
    </style:style>
    <style:style style:name="T480" style:parent-style-name="CommentReference" style:family="text">
      <style:text-properties style:font-name="Times New Roman" fo:font-size="12pt" style:font-size-asian="12pt" style:font-size-complex="12pt"/>
    </style:style>
    <style:style style:name="T481" style:parent-style-name="CommentReference" style:family="text">
      <style:text-properties style:font-name="Times New Roman" fo:font-size="12pt" style:font-size-asian="12pt" style:font-size-complex="12pt"/>
    </style:style>
    <style:style style:name="T482" style:parent-style-name="DefaultParagraphFont" style:family="text">
      <style:text-properties style:font-name="Times New Roman" fo:font-size="12pt" style:font-size-asian="12pt" style:font-size-complex="12pt" fo:language="en" fo:country="US"/>
    </style:style>
    <style:style style:name="T483" style:parent-style-name="DefaultParagraphFont" style:family="text">
      <style:text-properties style:font-name="Times New Roman"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language="en" fo:country="US"/>
    </style:style>
    <style:style style:name="T485" style:parent-style-name="DefaultParagraphFont" style:family="text">
      <style:text-properties style:font-name="Times New Roman"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T495" style:parent-style-name="Hyperlink" style:family="text">
      <style:text-properties fo:font-weight="bold" style:font-weight-asian="bold" style:font-weight-complex="bold" fo:language="da" fo:country="DK"/>
    </style:style>
    <style:style style:name="T49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7" style:parent-style-name="DefaultParagraphFont" style:family="text">
      <style:text-properties style:font-name="Times New Roman" fo:font-size="12pt" style:font-size-asian="12pt" style:font-size-complex="12pt" fo:language="en" fo:country="US"/>
    </style:style>
    <style:style style:name="T49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03" style:parent-style-name="Standard" style:family="paragraph">
      <style:paragraph-properties fo:text-align="start" fo:text-indent="0in"/>
    </style:style>
    <style:style style:name="T50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DefaultParagraphFont" style:family="text">
      <style:text-properties fo:font-weight="bold" style:font-weight-asian="bold" style:font-weight-complex="bold"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fo:language="da" fo:country="DK"/>
    </style:style>
    <style:style style:name="T510" style:parent-style-name="DefaultParagraphFont" style:family="text">
      <style:text-properties fo:background-color="#FFFF00" fo:language="da" fo:country="DK"/>
    </style:style>
    <style:style style:name="T511" style:parent-style-name="DefaultParagraphFont" style:family="text">
      <style:text-properties fo:language="da" fo:country="DK"/>
    </style:style>
    <style:style style:name="T512" style:parent-style-name="DefaultParagraphFont" style:family="text">
      <style:text-properties fo:background-color="#00FFFF" fo:language="da" fo:country="DK"/>
    </style:style>
    <style:style style:name="T513" style:parent-style-name="DefaultParagraphFont" style:family="text">
      <style:text-properties fo:language="da" fo:country="DK"/>
    </style:style>
    <style:style style:name="T514" style:parent-style-name="DefaultParagraphFont" style:family="text">
      <style:text-properties fo:background-color="#00FF00" fo:language="da" fo:country="DK"/>
    </style:style>
    <style:style style:name="T515" style:parent-style-name="DefaultParagraphFont" style:family="text">
      <style:text-properties fo:language="da" fo:country="DK"/>
    </style:style>
    <style:style style:name="T516" style:parent-style-name="DefaultParagraphFont" style:family="text">
      <style:text-properties fo:background-color="#FF00FF" fo:language="da" fo:country="DK"/>
    </style:style>
    <style:style style:name="T517" style:parent-style-name="DefaultParagraphFont" style:family="text">
      <style:text-properties fo:language="da" fo:country="DK"/>
    </style:style>
    <style:style style:name="T518" style:parent-style-name="DefaultParagraphFont" style:family="text">
      <style:text-properties fo:language="en" fo:country="US"/>
    </style:style>
    <style:style style:name="P519" style:parent-style-name="CommentText" style:family="paragraph">
      <style:paragraph-properties fo:text-align="start" fo:text-indent="0in"/>
    </style:style>
    <style:style style:name="T520" style:parent-style-name="DefaultParagraphFont" style:family="text">
      <style:text-properties fo:language="en" fo:country="US"/>
    </style:style>
    <style:style style:name="T521" style:parent-style-name="DefaultParagraphFont" style:family="text">
      <style:text-properties fo:background-color="#FFFF00" fo:language="en" fo:country="US"/>
    </style:style>
    <style:style style:name="T522" style:parent-style-name="DefaultParagraphFont" style:family="text">
      <style:text-properties fo:language="en" fo:country="US"/>
    </style:style>
    <style:style style:name="T523" style:parent-style-name="DefaultParagraphFont" style:family="text">
      <style:text-properties fo:background-color="#FFFF00" fo:language="en" fo:country="US"/>
    </style:style>
    <style:style style:name="T524" style:parent-style-name="DefaultParagraphFont" style:family="text">
      <style:text-properties fo:language="en" fo:country="US"/>
    </style:style>
    <style:style style:name="T525" style:parent-style-name="DefaultParagraphFont" style:family="text">
      <style:text-properties fo:background-color="#00FF00" fo:language="en" fo:country="US"/>
    </style:style>
    <style:style style:name="T526" style:parent-style-name="DefaultParagraphFont" style:family="text">
      <style:text-properties fo:language="en" fo:country="US"/>
    </style:style>
    <style:style style:name="T527" style:parent-style-name="DefaultParagraphFont" style:family="text">
      <style:text-properties fo:background-color="#FFFF00" fo:language="en" fo:country="US"/>
    </style:style>
    <style:style style:name="T528" style:parent-style-name="DefaultParagraphFont" style:family="text">
      <style:text-properties fo:language="en" fo:country="US"/>
    </style:style>
    <style:style style:name="P529" style:parent-style-name="CommentText" style:family="paragraph">
      <style:paragraph-properties fo:text-align="start" fo:text-indent="0in"/>
    </style:style>
    <style:style style:name="T530" style:parent-style-name="DefaultParagraphFont" style:family="text">
      <style:text-properties fo:language="en" fo:country="US"/>
    </style:style>
    <style:style style:name="T531" style:parent-style-name="DefaultParagraphFont" style:family="text">
      <style:text-properties fo:background-color="#FF00FF" fo:language="en" fo:country="US"/>
    </style:style>
    <style:style style:name="T532" style:parent-style-name="DefaultParagraphFont" style:family="text">
      <style:text-properties fo:language="en" fo:country="US"/>
    </style:style>
    <style:style style:name="T533" style:parent-style-name="DefaultParagraphFont" style:family="text">
      <style:text-properties fo:background-color="#00FF00" fo:language="en" fo:country="US"/>
    </style:style>
    <style:style style:name="T534" style:parent-style-name="DefaultParagraphFont" style:family="text">
      <style:text-properties fo:language="en" fo:country="US"/>
    </style:style>
    <style:style style:name="T535" style:parent-style-name="DefaultParagraphFont" style:family="text">
      <style:text-properties fo:background-color="#FFFF00" fo:language="en" fo:country="US"/>
    </style:style>
    <style:style style:name="T536" style:parent-style-name="DefaultParagraphFont" style:family="text">
      <style:text-properties fo:language="en" fo:country="US"/>
    </style:style>
    <style:style style:name="P537" style:parent-style-name="CommentText" style:family="paragraph">
      <style:paragraph-properties fo:text-align="start" fo:text-indent="0in"/>
    </style:style>
    <style:style style:name="T538" style:parent-style-name="DefaultParagraphFont" style:family="text">
      <style:text-properties fo:font-weight="bold" style:font-weight-asian="bold" style:font-weight-complex="bold" fo:language="en" fo:country="US"/>
    </style:style>
    <style:style style:name="P539" style:parent-style-name="CommentText" style:family="paragraph">
      <style:paragraph-properties fo:text-align="start" fo:text-indent="0in"/>
    </style:style>
    <style:style style:name="T540" style:parent-style-name="DefaultParagraphFont" style:family="text">
      <style:text-properties fo:language="en" fo:country="US"/>
    </style:style>
    <style:style style:name="T541" style:parent-style-name="DefaultParagraphFont" style:family="text">
      <style:text-properties fo:background-color="#00FF00" fo:language="en" fo:country="US"/>
    </style:style>
    <style:style style:name="T542" style:parent-style-name="DefaultParagraphFont" style:family="text">
      <style:text-properties fo:language="en" fo:country="US"/>
    </style:style>
    <style:style style:name="T543" style:parent-style-name="DefaultParagraphFont" style:family="text">
      <style:text-properties fo:background-color="#00FF00" fo:language="en" fo:country="US"/>
    </style:style>
    <style:style style:name="T544" style:parent-style-name="DefaultParagraphFont" style:family="text">
      <style:text-properties fo:language="en" fo:country="US"/>
    </style:style>
    <style:style style:name="P545" style:parent-style-name="CommentText" style:family="paragraph">
      <style:paragraph-properties fo:text-align="start" fo:text-indent="0in"/>
    </style:style>
    <style:style style:name="T546" style:parent-style-name="DefaultParagraphFont" style:family="text">
      <style:text-properties fo:language="en" fo:country="US"/>
    </style:style>
    <style:style style:name="P547" style:parent-style-name="CommentText" style:family="paragraph">
      <style:paragraph-properties fo:text-align="start" fo:text-indent="0in"/>
    </style:style>
    <style:style style:name="T548" style:parent-style-name="DefaultParagraphFont" style:family="text">
      <style:text-properties fo:language="en" fo:country="US"/>
    </style:style>
    <style:style style:name="T549" style:parent-style-name="DefaultParagraphFont" style:family="text">
      <style:text-properties fo:background-color="#FFFF00" fo:language="en" fo:country="US"/>
    </style:style>
    <style:style style:name="T550" style:parent-style-name="DefaultParagraphFont" style:family="text">
      <style:text-properties fo:language="en" fo:country="US"/>
    </style:style>
    <style:style style:name="T551" style:parent-style-name="DefaultParagraphFont" style:family="text">
      <style:text-properties fo:background-color="#FFFF00" fo:language="en" fo:country="US"/>
    </style:style>
    <style:style style:name="T552" style:parent-style-name="DefaultParagraphFont" style:family="text">
      <style:text-properties fo:language="en" fo:country="US"/>
    </style:style>
    <style:style style:name="T553" style:parent-style-name="DefaultParagraphFont" style:family="text">
      <style:text-properties fo:background-color="#FF00FF" fo:language="en" fo:country="US"/>
    </style:style>
    <style:style style:name="T554" style:parent-style-name="DefaultParagraphFont" style:family="text">
      <style:text-properties fo:language="en" fo:country="US"/>
    </style:style>
    <style:style style:name="T555" style:parent-style-name="DefaultParagraphFont" style:family="text">
      <style:text-properties fo:background-color="#00FF00" fo:language="en" fo:country="US"/>
    </style:style>
    <style:style style:name="T556" style:parent-style-name="DefaultParagraphFont" style:family="text">
      <style:text-properties fo:language="en" fo:country="US"/>
    </style:style>
    <style:style style:name="T557" style:parent-style-name="DefaultParagraphFont" style:family="text">
      <style:text-properties fo:background-color="#00FF00" fo:language="en" fo:country="US"/>
    </style:style>
    <style:style style:name="T558" style:parent-style-name="DefaultParagraphFont" style:family="text">
      <style:text-properties fo:language="en" fo:country="US"/>
    </style:style>
    <style:style style:name="T559" style:parent-style-name="DefaultParagraphFont" style:family="text">
      <style:text-properties fo:background-color="#FFFF00" fo:language="en" fo:country="US"/>
    </style:style>
    <style:style style:name="T560" style:parent-style-name="DefaultParagraphFont" style:family="text">
      <style:text-properties fo:language="en" fo:country="US"/>
    </style:style>
    <style:style style:name="T561" style:parent-style-name="DefaultParagraphFont" style:family="text">
      <style:text-properties fo:background-color="#00FFFF" fo:language="en" fo:country="US"/>
    </style:style>
    <style:style style:name="T562" style:parent-style-name="DefaultParagraphFont" style:family="text">
      <style:text-properties fo:language="en" fo:country="US"/>
    </style:style>
    <style:style style:name="T5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8" style:parent-style-name="Standard" style:family="paragraph">
      <style:paragraph-properties fo:text-align="start" fo:text-indent="0in"/>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DefaultParagraphFont" style:family="text">
      <style:text-properties fo:language="en" fo:country="US"/>
    </style:style>
    <style:style style:name="T573" style:parent-style-name="DefaultParagraphFont" style:family="text">
      <style:text-properties fo:background-color="#00FF00" fo:language="en" fo:country="US"/>
    </style:style>
    <style:style style:name="T574" style:parent-style-name="DefaultParagraphFont" style:family="text">
      <style:text-properties fo:language="en" fo:country="US"/>
    </style:style>
    <style:style style:name="T575" style:parent-style-name="DefaultParagraphFont" style:family="text">
      <style:text-properties fo:background-color="#FFFF00" fo:language="en" fo:country="US"/>
    </style:style>
    <style:style style:name="T576" style:parent-style-name="DefaultParagraphFont" style:family="text">
      <style:text-properties fo:language="en" fo:country="US"/>
    </style:style>
    <style:style style:name="T577" style:parent-style-name="DefaultParagraphFont" style:family="text">
      <style:text-properties fo:background-color="#00FFFF" fo:language="en" fo:country="US"/>
    </style:style>
    <style:style style:name="T578" style:parent-style-name="DefaultParagraphFont" style:family="text">
      <style:text-properties fo:language="en" fo:country="US"/>
    </style:style>
    <style:style style:name="T579" style:parent-style-name="DefaultParagraphFont" style:family="text">
      <style:text-properties fo:background-color="#00FF00" fo:language="en" fo:country="US"/>
    </style:style>
    <style:style style:name="T580" style:parent-style-name="DefaultParagraphFont" style:family="text">
      <style:text-properties fo:language="en" fo:country="US"/>
    </style:style>
    <style:style style:name="T581" style:parent-style-name="DefaultParagraphFont" style:family="text">
      <style:text-properties fo:background-color="#00FF00" fo:language="en" fo:country="US"/>
    </style:style>
    <style:style style:name="T582" style:parent-style-name="DefaultParagraphFont" style:family="text">
      <style:text-properties fo:language="en" fo:country="US"/>
    </style:style>
    <style:style style:name="T583" style:parent-style-name="DefaultParagraphFont" style:family="text">
      <style:text-properties fo:background-color="#FFFF00" fo:language="en" fo:country="US"/>
    </style:style>
    <style:style style:name="T584" style:parent-style-name="DefaultParagraphFont" style:family="text">
      <style:text-properties fo:language="en" fo:country="US"/>
    </style:style>
    <style:style style:name="P585" style:parent-style-name="CommentText" style:family="paragraph">
      <style:paragraph-properties fo:text-align="start" fo:text-indent="0in"/>
    </style:style>
    <style:style style:name="T586" style:parent-style-name="DefaultParagraphFont" style:family="text">
      <style:text-properties fo:background-color="#00FF00" fo:language="en" fo:country="US"/>
    </style:style>
    <style:style style:name="T587" style:parent-style-name="DefaultParagraphFont" style:family="text">
      <style:text-properties fo:language="en" fo:country="US"/>
    </style:style>
    <style:style style:name="T588" style:parent-style-name="DefaultParagraphFont" style:family="text">
      <style:text-properties fo:background-color="#00FFFF" fo:language="en" fo:country="US"/>
    </style:style>
    <style:style style:name="T589" style:parent-style-name="DefaultParagraphFont" style:family="text">
      <style:text-properties fo:language="en" fo:country="US"/>
    </style:style>
    <style:style style:name="P590" style:parent-style-name="CommentText" style:family="paragraph">
      <style:paragraph-properties fo:text-align="start" fo:text-indent="0in"/>
    </style:style>
    <style:style style:name="T591" style:parent-style-name="DefaultParagraphFont" style:family="text">
      <style:text-properties fo:language="en" fo:country="US"/>
    </style:style>
    <style:style style:name="T592" style:parent-style-name="DefaultParagraphFont" style:family="text">
      <style:text-properties fo:background-color="#FFFF00" fo:language="en" fo:country="US"/>
    </style:style>
    <style:style style:name="T593" style:parent-style-name="DefaultParagraphFont" style:family="text">
      <style:text-properties fo:language="el" fo:country="GR"/>
    </style:style>
    <style:style style:name="T594" style:parent-style-name="DefaultParagraphFont" style:family="text">
      <style:text-properties fo:language="el" fo:country="GR"/>
    </style:style>
    <style:style style:name="T595" style:parent-style-name="DefaultParagraphFont" style:family="text">
      <style:text-properties fo:background-color="#00FFFF" fo:language="en" fo:country="US"/>
    </style:style>
    <style:style style:name="T596" style:parent-style-name="DefaultParagraphFont" style:family="text">
      <style:text-properties fo:language="el" fo:country="GR"/>
    </style:style>
    <style:style style:name="T597" style:parent-style-name="DefaultParagraphFont" style:family="text">
      <style:text-properties fo:language="el" fo:country="GR"/>
    </style:style>
    <style:style style:name="T598" style:parent-style-name="DefaultParagraphFont" style:family="text">
      <style:text-properties fo:background-color="#00FF00" fo:language="en" fo:country="US"/>
    </style:style>
    <style:style style:name="T599" style:parent-style-name="DefaultParagraphFont" style:family="text">
      <style:text-properties fo:language="el" fo:country="GR"/>
    </style:style>
    <style:style style:name="T600" style:parent-style-name="DefaultParagraphFont" style:family="text">
      <style:text-properties fo:language="el" fo:country="GR"/>
    </style:style>
    <style:style style:name="T601" style:parent-style-name="DefaultParagraphFont" style:family="text">
      <style:text-properties fo:background-color="#FF00FF" fo:language="en" fo:country="US"/>
    </style:style>
    <style:style style:name="T602" style:parent-style-name="DefaultParagraphFont" style:family="text">
      <style:text-properties fo:language="el" fo:country="GR"/>
    </style:style>
    <style:style style:name="T603" style:parent-style-name="DefaultParagraphFont" style:family="text">
      <style:text-properties fo:language="el" fo:country="GR"/>
    </style:style>
    <style:style style:name="T604" style:parent-style-name="DefaultParagraphFont" style:family="text">
      <style:text-properties fo:language="el" fo:country="GR"/>
    </style:style>
    <style:style style:name="T605" style:parent-style-name="DefaultParagraphFont" style:family="text">
      <style:text-properties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DefaultParagraphFont" style:family="text">
      <style:text-properties fo:language="en" fo:country="US"/>
    </style:style>
    <style:style style:name="T614" style:parent-style-name="DefaultParagraphFont" style:family="text">
      <style:text-properties style:font-name="Times New Roman" fo:font-size="12pt" style:font-size-asian="12pt" style:font-size-complex="12pt" fo:language="en" fo:country="US"/>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DefaultParagraphFont" style:family="text">
      <style:text-properties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text-properties fo:font-weight="bold" style:font-weight-asian="bold" style:font-weight-complex="bold" fo:language="en" fo:country="US"/>
    </style:style>
    <style:style style:name="P637" style:parent-style-name="Standard" style:family="paragraph">
      <style:paragraph-properties fo:text-align="start" fo:text-indent="0in"/>
      <style:text-properties fo:font-weight="bold" style:font-weight-asian="bold" style:font-weight-complex="bold" fo:language="en" fo:country="US"/>
    </style:style>
    <style:style style:name="P638" style:parent-style-name="Standard" style:family="paragraph">
      <style:paragraph-properties fo:text-align="start" fo:text-indent="0in"/>
      <style:text-properties fo:font-weight="bold" style:font-weight-asian="bold" style:font-weight-complex="bold" fo:language="en" fo:country="US"/>
    </style:style>
    <style:style style:name="P639" style:parent-style-name="Standard" style:family="paragraph">
      <style:paragraph-properties fo:text-align="start" fo:text-indent="0in"/>
      <style:text-properties fo:font-weight="bold" style:font-weight-asian="bold" style:font-weight-complex="bold" fo:language="en" fo:country="US"/>
    </style:style>
    <style:style style:name="P640" style:parent-style-name="Standard" style:family="paragraph">
      <style:paragraph-properties fo:text-align="start" fo:text-indent="0in"/>
      <style:text-properties fo:font-weight="bold" style:font-weight-asian="bold" style:font-weight-complex="bold" fo:language="en" fo:country="US"/>
    </style:style>
    <style:style style:name="P641" style:parent-style-name="Standard" style:family="paragraph">
      <style:paragraph-properties fo:text-align="start" fo:text-indent="0in"/>
      <style:text-properties fo:font-weight="bold" style:font-weight-asian="bold" style:font-weight-complex="bold" fo:language="en" fo:country="US"/>
    </style:style>
    <style:style style:name="P642" style:parent-style-name="Standard" style:family="paragraph">
      <style:paragraph-properties fo:text-align="start" fo:text-indent="0in"/>
      <style:text-properties fo:font-weight="bold" style:font-weight-asian="bold" style:font-weight-complex="bold" fo:language="en" fo:country="US"/>
    </style:style>
    <style:style style:name="P643" style:parent-style-name="Standard" style:family="paragraph">
      <style:paragraph-properties fo:text-align="start" fo:text-indent="0in"/>
      <style:text-properties fo:language="en" fo:country="US"/>
    </style:style>
    <style:style style:name="P644" style:parent-style-name="Standard" style:family="paragraph">
      <style:paragraph-properties fo:text-align="start" fo:text-indent="0in"/>
      <style:text-properties fo:font-weight="bold" style:font-weight-asian="bold" style:font-weight-complex="bold" fo:language="en" fo:country="US"/>
    </style:style>
    <style:style style:name="P645" style:parent-style-name="Standard" style:family="paragraph">
      <style:paragraph-properties fo:text-align="start" fo:text-indent="0in"/>
      <style:text-properties fo:language="en" fo:country="US"/>
    </style:style>
    <style:style style:name="P646" style:parent-style-name="Standard" style:family="paragraph">
      <style:paragraph-properties fo:text-align="start" fo:text-indent="0in"/>
      <style:text-properties fo:font-weight="bold" style:font-weight-asian="bold" style:font-weight-complex="bold" fo:language="en" fo:country="US"/>
    </style:style>
    <style:style style:name="P647" style:parent-style-name="Standard" style:family="paragraph">
      <style:paragraph-properties fo:text-align="start" fo:text-indent="0in"/>
      <style:text-properties fo:font-weight="bold" style:font-weight-asian="bold" style:font-weight-complex="bold" fo:language="en" fo:country="US"/>
    </style:style>
    <style:style style:name="P648" style:parent-style-name="Standard" style:family="paragraph">
      <style:paragraph-properties fo:text-align="start" fo:text-indent="0in"/>
      <style:text-properties fo:font-weight="bold" style:font-weight-asian="bold" style:font-weight-complex="bold" fo:language="en" fo:country="US"/>
    </style:style>
    <style:style style:name="P649" style:parent-style-name="Standard" style:family="paragraph">
      <style:paragraph-properties fo:text-align="start" fo:text-indent="0in"/>
      <style:text-properties fo:font-weight="bold" style:font-weight-asian="bold" style:font-weight-complex="bold" fo:language="en" fo:country="US"/>
    </style:style>
    <style:style style:name="P650" style:parent-style-name="Standard" style:family="paragraph">
      <style:paragraph-properties fo:text-align="start" fo:text-indent="0in"/>
      <style:text-properties fo:font-weight="bold" style:font-weight-asian="bold" style:font-weight-complex="bold" fo:language="en" fo:country="US"/>
    </style:style>
    <style:style style:name="P651" style:parent-style-name="Standard" style:family="paragraph">
      <style:paragraph-properties fo:text-align="start" fo:text-indent="0in"/>
      <style:text-properties fo:font-weight="bold" style:font-weight-asian="bold" style:font-weight-complex="bold" fo:language="en" fo:country="US"/>
    </style:style>
    <style:style style:name="P652" style:parent-style-name="Standard" style:family="paragraph">
      <style:paragraph-properties fo:text-align="start" fo:text-indent="0in"/>
      <style:text-properties fo:font-weight="bold" style:font-weight-asian="bold" style:font-weight-complex="bold" fo:language="en" fo:country="US"/>
    </style:style>
    <style:style style:name="P653" style:parent-style-name="Standard" style:family="paragraph">
      <style:paragraph-properties fo:text-align="start" fo:text-indent="0in"/>
      <style:text-properties fo:font-weight="bold" style:font-weight-asian="bold" style:font-weight-complex="bold" fo:language="en" fo:country="US"/>
    </style:style>
    <style:style style:name="P654" style:parent-style-name="Standard" style:family="paragraph">
      <style:paragraph-properties fo:text-align="start" fo:text-indent="0in"/>
      <style:text-properties fo:font-weight="bold" style:font-weight-asian="bold" style:font-weight-complex="bold" fo:language="en" fo:country="US"/>
    </style:style>
    <style:style style:name="P655" style:parent-style-name="Standard" style:family="paragraph">
      <style:paragraph-properties fo:text-align="start" fo:text-indent="0in"/>
      <style:text-properties fo:font-weight="bold" style:font-weight-asian="bold" style:font-weight-complex="bold" fo:language="en" fo:country="US"/>
    </style:style>
    <style:style style:name="P656" style:parent-style-name="Standard" style:family="paragraph">
      <style:paragraph-properties fo:text-align="start" fo:text-indent="0in"/>
      <style:text-properties fo:font-weight="bold" style:font-weight-asian="bold" style:font-weight-complex="bold" fo:language="en" fo:country="US"/>
    </style:style>
    <style:style style:name="P657" style:parent-style-name="Standard" style:family="paragraph">
      <style:paragraph-properties fo:text-align="start" fo:text-indent="0in"/>
      <style:text-properties fo:font-weight="bold" style:font-weight-asian="bold" style:font-weight-complex="bold" fo:language="en" fo:country="US"/>
    </style:style>
    <style:style style:name="P658" style:parent-style-name="Standard" style:family="paragraph">
      <style:paragraph-properties fo:text-align="start" fo:text-indent="0in"/>
      <style:text-properties fo:font-weight="bold" style:font-weight-asian="bold" style:font-weight-complex="bold" fo:language="en" fo:country="US"/>
    </style:style>
    <style:style style:name="P659" style:parent-style-name="Standard" style:family="paragraph">
      <style:paragraph-properties fo:text-align="start" fo:text-indent="0in"/>
      <style:text-properties fo:font-weight="bold" style:font-weight-asian="bold" style:font-weight-complex="bold" fo:language="en" fo:country="US"/>
    </style:style>
    <style:style style:name="P660" style:parent-style-name="Standard" style:family="paragraph">
      <style:paragraph-properties fo:text-align="start" fo:text-indent="0in"/>
      <style:text-properties fo:font-weight="bold" style:font-weight-asian="bold" style:font-weight-complex="bold" fo:language="en" fo:country="US"/>
    </style:style>
    <style:style style:name="P661" style:parent-style-name="Standard" style:family="paragraph">
      <style:paragraph-properties fo:text-align="start" fo:text-indent="0in"/>
      <style:text-properties fo:font-weight="bold" style:font-weight-asian="bold" style:font-weight-complex="bold" fo:language="en" fo:country="US"/>
    </style:style>
    <style:style style:name="P662" style:parent-style-name="Standard" style:family="paragraph">
      <style:paragraph-properties fo:text-align="start" fo:text-indent="0in"/>
      <style:text-properties fo:font-weight="bold" style:font-weight-asian="bold" style:font-weight-complex="bold" fo:language="en" fo:country="US"/>
    </style:style>
    <style:style style:name="P663" style:parent-style-name="Standard" style:family="paragraph">
      <style:paragraph-properties fo:text-align="start" fo:text-indent="0in"/>
      <style:text-properties fo:font-weight="bold" style:font-weight-asian="bold" style:font-weight-complex="bold" fo:language="en" fo:country="US"/>
    </style:style>
    <style:style style:name="P664" style:parent-style-name="Standard" style:family="paragraph">
      <style:paragraph-properties fo:text-align="start" fo:text-indent="0in"/>
      <style:text-properties fo:font-weight="bold" style:font-weight-asian="bold" style:font-weight-complex="bold" fo:language="en" fo:country="US"/>
    </style:style>
    <style:style style:name="P66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9" style:parent-style-name="Standard" style:family="paragraph">
      <style:paragraph-properties fo:text-align="start" fo:text-indent="0.4916in"/>
    </style:style>
    <style:style style:name="T670" style:parent-style-name="Absatz-Standardschriftart" style:family="text">
      <style:text-properties style:font-name="Times New Roman" fo:font-size="12pt" style:font-size-asian="12pt" style:font-size-complex="12pt" fo:language="en" fo:country="US"/>
    </style:style>
    <style:style style:name="P671" style:parent-style-name="Standard" style:family="paragraph">
      <style:paragraph-properties fo:text-align="start" fo:text-indent="0in"/>
      <style:text-properties fo:language="en" fo:country="US"/>
    </style:style>
    <style:style style:name="P672" style:parent-style-name="Standard" style:family="paragraph">
      <style:paragraph-properties fo:text-align="start" fo:text-indent="0in"/>
    </style:style>
    <style:style style:name="T673" style:parent-style-name="Absatz-Standardschriftart" style:family="text">
      <style:text-properties style:font-name="Times New Roman" fo:font-size="12pt" style:font-size-asian="12pt" style:font-size-complex="12pt" fo:language="en" fo:country="US"/>
    </style:style>
    <style:style style:name="T674" style:parent-style-name="Absatz-Standardschriftar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fo:font-weight="bold" style:font-weight-asian="bold" style:font-weight-complex="bold" fo:language="en" fo:country="US"/>
    </style:style>
    <style:style style:name="P676" style:parent-style-name="Standard" style:family="paragraph">
      <style:paragraph-properties fo:text-align="start" fo:text-indent="0in"/>
    </style:style>
    <style:style style:name="T67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T68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81" style:parent-style-name="Standard" style:family="paragraph">
      <style:paragraph-properties fo:text-align="start" fo:text-indent="0in"/>
    </style:style>
    <style:style style:name="T682" style:parent-style-name="DefaultParagraphFont" style:family="text">
      <style:text-properties style:font-name="Times New Roman" fo:font-size="12pt" style:font-size-asian="12pt" style:font-size-complex="12pt" fo:language="en" fo:country="US"/>
    </style:style>
    <style:style style:name="P683" style:parent-style-name="CommentText" style:family="paragraph">
      <style:paragraph-properties fo:text-align="start" fo:text-indent="0in"/>
    </style:style>
    <style:style style:name="P6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text-properties fo:font-weight="bold" style:font-weight-asian="bold" style:font-weight-complex="bold" fo:language="en" fo:country="US"/>
    </style:style>
    <style:style style:name="P686"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text:s/>promising<text:s/>tool for assessing both subjective cognitive complaints and objective impairments in MCI and AD.</text:p>
      <text:p text:style-name="P224"/>
      <text:p text:style-name="P225"><text:span text:style-name="T226">EEG as a Tool to as</text:span><text:span text:style-name="T227"><office:annotation office:name="45" xml:id="1937836202"><dc:creator>Janka Hauffe</dc:creator><dc:date>2025-02-11T13:27:00</dc:date><meta:creator-initials>JH</meta:creator-initials><text:p text:style-name="P228">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29"><office:annotation-end office:name="45"/></text:span><text:span text:style-name="T230">impairment</text:span></text:p>
      <text:p text:style-name="P231">Now we looked at the two concepts and now we are going to look at:<text:s/></text:p>
      <text:p text:style-name="P232"><text:span text:style-name="T233">Given the clinical importance of detecting cognitive impairment as early as possible, electroencephalography (EEG) has been proven to be a valuable tool for<text:s/></text:span><text:span text:style-name="T234"><office:annotation office:name="48" xml:id="1911527950"><dc:creator>Janka Hauffe</dc:creator><dc:date>2025-02-11T13:24:00</dc:date><meta:creator-initials>JH</meta:creator-initials><text:p text:style-name="P235">(Jessen et al., 2014; Babiloni et al., 2016<text:s/></text:p></office:annotation>assessing both SCI (</text:span><text:span text:style-name="T236"><office:annotation office:name="46" xml:id="1946662750"><dc:creator>Janka Hauffe</dc:creator><dc:date>2025-02-11T12:19:00</dc:date><meta:creator-initials>JH</meta:creator-initials><text:p text:style-name="P237">From Babiloni et al., 2016</text:p></office:annotation><office:annotation office:name="47" xml:id="1144727041"><dc:creator>Janka Hauffe</dc:creator><dc:date>2025-02-11T15:33:00</dc:date><meta:creator-initials>JH</meta:creator-initials><text:p text:style-name="P238"><text:span text:style-name="T23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0"><office:annotation-end office:name="46"/></text:span><text:span text:style-name="CommentReference"><office:annotation-end office:name="47"/></text:span><text:span text:style-name="T241">) and MCI/AD</text:span><text:span text:style-name="T242"><office:annotation-end office:name="48"/></text:span><text:span text:style-name="T243"><text:s/>(Babiloni et al., 2011;<text:s/></text:span><text:span text:style-name="T244"><office:annotation office:name="49" xml:id="2112554087"><dc:creator>Janka Hauffe</dc:creator><dc:date>2025-02-11T12:12:00</dc:date><meta:creator-initials>JH</meta:creator-initials><text:p text:style-name="P245">@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0" xml:id="326174352"><dc:creator>Janka Hauffe</dc:creator><dc:date>2025-02-11T12:13:00</dc:date><meta:creator-initials>JH</meta:creator-initials><text:p text:style-name="P246"><text:a xlink:href="https://doi.org/10.1007/BF01271469" office:target-frame-name="_top" xlink:show="replace"><text:span text:style-name="Hyperlink">https://doi.org/10.1007/BF01271469</text:span></text:a></text:p></office:annotation>Dierks, Frölich, Ihl &amp; Maurer, 1994</text:span><text:span text:style-name="T247"><office:annotation-end office:name="49"/></text:span><text:span text:style-name="T248"><office:annotation-end office:name="50"/></text:span><text:span text:style-name="T249">; Jeong, 2024;<text:s/></text:span><text:span text:style-name="T250"><office:annotation office:name="51" xml:id="1705201920"><dc:creator>Janka Hauffe</dc:creator><dc:date>2025-02-11T12:08:00</dc:date><meta:creator-initials>JH</meta:creator-initials><text:p text:style-name="P25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2" xml:id="448818717"><dc:creator>Janka Hauffe</dc:creator><dc:date>2025-02-11T12:09:00</dc:date><meta:creator-initials>JH</meta:creator-initials><text:p text:style-name="P252"><text:a xlink:href="https://doi.org/10.1016/j.biopsycho.2024.108823" office:target-frame-name="_top" xlink:show="replace"><text:span text:style-name="T253">https://doi.org/10.1016/j.biopsycho.2024.108823</text:span></text:a></text:p></office:annotation>Perez, Duque, Hidalgo &amp; Salvador, 2024</text:span><text:span text:style-name="T254"><office:annotation-end office:name="51"/></text:span><text:span text:style-name="T255"><office:annotation-end office:name="52"/></text:span><text:span text:style-name="T256">;<text:s/></text:span><text:span text:style-name="T257"><office:annotation office:name="53" xml:id="1384163821"><dc:creator>Janka Hauffe</dc:creator><dc:date>2025-02-11T12:21:00</dc:date><meta:creator-initials>JH</meta:creator-initials><text:p text:style-name="P258">From Babiloni et al., 2016</text:p></office:annotation>Celesia et al., 1987, Rossini et al., 2007, Rossini, 2009, Yener et al., 2008, Yener et al., 2009</text:span><text:span text:style-name="T259"><office:annotation-end office:name="53"/></text:span><text:span text:style-name="T260">). EEG</text:span><text:span text:style-name="T261"><text:s/>is a neurophysiological<text:s/></text:span><text:soft-page-break/><text:span text:style-name="T262">technique<text:s/></text:span><text:span text:style-name="T263">that records<text:s/></text:span><text:span text:style-name="T264">brain electrical activity<text:s/></text:span><text:span text:style-name="T265">via scalp electrodes</text:span><text:span text:style-name="T266"><text:s/>(</text:span><text:span text:style-name="T267">Babiloni et al., 2011;<text:s/></text:span><text:span text:style-name="T268">Babiloni et al., 2016)</text:span><text:span text:style-name="T269">,<text:s/></text:span><text:span text:style-name="T270">provid</text:span><text:span text:style-name="T271">ing</text:span><text:span text:style-name="T272"><text:s/>a direct,<text:s/></text:span><text:span text:style-name="T273">real-time</text:span><text:span text:style-name="T274"><text:s/>view of human<text:s/></text:span><text:span text:style-name="T275">brain function</text:span><text:span text:style-name="T276"><text:s/>in physiological and pathological conditions</text:span><text:span text:style-name="T277"><text:s/>(</text:span><text:span text:style-name="T278"><office:annotation office:name="54" xml:id="1666158725"><dc:creator>Janka Hauffe</dc:creator><dc:date>2025-02-12T07:55:00</dc:date><meta:creator-initials>JH</meta:creator-initials><text:p text:style-name="P279">@article{berger1929elektroenkephalogramm, title={{\"U}ber das elektroenkephalogramm des menschen}, author={Berger, Hans}, journal={Archiv f{\"u}r psychiatrie und nervenkrankheiten}, volume={87}, number={1}, pages={527--570}, year={1929} }<text:s/></text:p></office:annotation><office:annotation office:name="55" xml:id="1335489053"><dc:creator>Janka Hauffe</dc:creator><dc:date>2025-02-12T07:58:00</dc:date><meta:creator-initials>JH</meta:creator-initials><text:p text:style-name="P280"><text:a xlink:href="https://doi.org/10.1007/BF01797193" office:target-frame-name="_top" xlink:show="replace"><text:span text:style-name="Hyperlink">https://doi.org/10.1007/BF01797193</text:span></text:a></text:p></office:annotation>Berger, 1929</text:span><text:span text:style-name="CommentReference"><office:annotation-end office:name="54"/></text:span><text:span text:style-name="CommentReference"><office:annotation-end office:name="55"/></text:span><text:span text:style-name="T281">; Liu et al., 2024</text:span><text:span text:style-name="T282">).</text:span><text:span text:style-name="T283"><text:s/></text:span></text:p>
      <text:p text:style-name="P284"><text:span text:style-name="T285"><text:tab/>The human brain consists of approximately 100 billion neurons,<text:s/></text:span><text:span text:style-name="T286">forming</text:span><text:span text:style-name="T287"><text:s/>intricate<text:s/></text:span><text:span text:style-name="T288">synaptic<text:s/></text:span><text:span text:style-name="T289">networks</text:span><text:span text:style-name="T290"><text:s/>that</text:span><text:span text:style-name="T291"><text:s/></text:span><text:span text:style-name="T292">support<text:s/></text:span><text:span text:style-name="T293">cognitive<text:s/></text:span><text:span text:style-name="T294"><office:annotation office:name="56" xml:id="1329603482"><dc:creator>Janka Hauffe</dc:creator><dc:date>2025-02-12T08:41:00</dc:date><meta:creator-initials>JH</meta:creator-initials><text:p text:style-name="P295">Functioning?</text:p></office:annotation>function</text:span><text:span text:style-name="CommentReference"><office:annotation-end office:name="56"/></text:span><text:span text:style-name="T296"><text:s/></text:span><text:span text:style-name="T297">(</text:span><text:span text:style-name="T298"><office:annotation office:name="57" xml:id="1218443128"><dc:creator>Janka Hauffe</dc:creator><dc:date>2025-02-12T08:54:00</dc:date><meta:creator-initials>JH</meta:creator-initials><text:p text:style-name="P299">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7"/></text:span><text:span text:style-name="T300">).<text:s/></text:span><text:span text:style-name="T301">As the brain ages, these synaptic networks weaken due to synaptic pruning, neuronal apoptosis, and the loss of cortico-cortical connections, leading to a decline<text:s/></text:span><text:span text:style-name="T302">in<text:s/></text:span><text:span text:style-name="T303">cognitive function</text:span><text:span text:style-name="T304"><text:s/></text:span><text:span text:style-name="T305">(</text:span><text:span text:style-name="T306"><office:annotation office:name="58" xml:id="781933420"><dc:creator>Janka Hauffe</dc:creator><dc:date>2025-02-11T12:18:00</dc:date><meta:creator-initials>JH</meta:creator-initials><text:p text:style-name="P307">From Babiloni et al., 2016</text:p></office:annotation>D'Amelio and Rossini, 2012</text:span><text:span text:style-name="T308"><office:annotation-end office:name="58"/></text:span><text:span text:style-name="T309">).<text:s/></text:span><text:span text:style-name="T310">Pathological processes can accelerate this process of brain aging (Babiloni et al., 2016).</text:span><text:span text:style-name="T311"><text:s/>EEG allows<text:s/></text:span><text:span text:style-name="T312">the<text:s/></text:span><text:span text:style-name="T313">analysis</text:span><text:span text:style-name="T314"><text:s/></text:span><text:span text:style-name="T315">of cortico-cortical connectivity and neuronal synchronization of firing, and coherence of brain rhythmic oscillations at various frequencies</text:span><text:span text:style-name="T316">, providing insights <text:s/>into<text:s/></text:span><text:span text:style-name="T317"><office:annotation office:name="59" xml:id="2061970312"><dc:creator>Janka Hauffe</dc:creator><dc:date>2025-02-12T09:30:00</dc:date><meta:creator-initials>JH</meta:creator-initials><text:p text:style-name="P318">Is that true?</text:p></office:annotation>the functional alterations<text:s/></text:span><text:span text:style-name="CommentReference"><office:annotation-end office:name="59"/></text:span><text:span text:style-name="T319">associated with synaptic network weakening and cognitive decline<text:s/></text:span><text:span text:style-name="T320">(</text:span><text:span text:style-name="T321"><office:annotation office:name="60" xml:id="814804585"><dc:creator>Janka Hauffe</dc:creator><dc:date>2025-02-11T12:41:00</dc:date><meta:creator-initials>JH</meta:creator-initials><text:p text:style-name="P32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1" xml:id="1350439224"><dc:creator>Janka Hauffe</dc:creator><dc:date>2025-02-11T12:41:00</dc:date><meta:creator-initials>JH</meta:creator-initials><text:p text:style-name="P323"><text:a xlink:href="https://doi.org/10.3233/JAD-2011-0051" office:target-frame-name="_top" xlink:show="replace"><text:span text:style-name="T324">https://doi.org/10.3233/JAD-2011-0051</text:span></text:a></text:p></office:annotation>Babiloni et al., 2011</text:span><text:span text:style-name="T325"><office:annotation-end office:name="60"/></text:span><text:span text:style-name="T326"><office:annotation-end office:name="61"/></text:span><text:span text:style-name="T327">;<text:s/></text:span><text:span text:style-name="T328"><office:annotation office:name="62" xml:id="7118117"><dc:creator>Janka Hauffe</dc:creator><dc:date>2025-02-11T12:29:00</dc:date><meta:creator-initials>JH</meta:creator-initials><text:p text:style-name="P329">From Babiloni et al., 2016</text:p></office:annotation>Nunez et al., 2001</text:span><text:span text:style-name="T330"><office:annotation-end office:name="62"/></text:span><text:span text:style-name="T331"><office:annotation office:name="63" xml:id="1239727153"><dc:creator>Janka Hauffe</dc:creator><dc:date>2025-02-12T09:34:00</dc:date><meta:creator-initials>JH</meta:creator-initials><text:p text:style-name="P332"><text:span text:style-name="T333">EEG measures the electrical field obtained from the summations at scalp electrodes of the oscillatory component generated by postsynaptic potentials in pyramidal cortical neurons (Babiloni et al., 2021; Biasiucci et al., 2019).</text:span></text:p><text:p text:style-name="P334"><text:span text:style-name="T335">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36"><text:line-break/><text:line-break/>Should I add more here?</text:p></office:annotation>).</text:span><text:span text:style-name="CommentReference"><office:annotation-end office:name="63"/></text:span></text:p>
      <text:p text:style-name="P337"><text:span text:style-name="T338">The value of EEG in studying cognitive impairment has been recognized for decades.<text:s/></text:span><text:span text:style-name="T339">Hans Berger introduce</text:span><text:span text:style-name="T340">d</text:span><text:span text:style-name="T341"><text:s/>EEG in humans in 1924 and was the first to observe pathological EEG patterns in a verified AD patient (Berger, 1931; Berger, 1932; Jeong, 2004), laying the foundation for numerous studies on EEG in AD (</text:span><text:span text:style-name="T342"><office:annotation office:name="64" xml:id="1374906197"><dc:creator>Janka Hauffe</dc:creator><dc:date>2025-02-11T12:10:00</dc:date><meta:creator-initials>JH</meta:creator-initials><text:p text:style-name="P343">@article{jeong2004eeg, title={EEG dynamics in patients with Alzheimer's disease}, author={Jeong, Jaeseung}, journal={Clinical neurophysiology}, volume={115}, number={7}, pages={1490--1505}, year={2004}, publisher={Elsevier} }<text:s/></text:p></office:annotation><office:annotation office:name="65" xml:id="755644417"><dc:creator>Janka Hauffe</dc:creator><dc:date>2025-02-11T12:10:00</dc:date><meta:creator-initials>JH</meta:creator-initials><text:p text:style-name="P344"><text:a xlink:href="https://doi.org/10.1016/j.clinph.2004.01.001" office:target-frame-name="_top" xlink:show="replace"><text:span text:style-name="T345">https://doi.org/10.1016/j.clinph.2004.01.001</text:span></text:a></text:p></office:annotation>Jeong, 2004</text:span><text:span text:style-name="T346"><office:annotation-end office:name="64"/></text:span><text:span text:style-name="T347"><office:annotation-end office:name="65"/></text:span><text:span text:style-name="T348">) and other</text:span><text:span text:style-name="T349"><text:s/>neurodegenerative disorders (cite).</text:span><text:span text:style-name="T350"><text:s/></text:span></text:p>
      <text:p text:style-name="P351"><text:span text:style-name="T352">Several studies<text:s/></text:span><text:span text:style-name="T353">have found a strong</text:span><text:span text:style-name="T354"><text:s/>correlation between the degree of EEG abnormality and cognitive impairment (Brenner et al., 1988; Erkinjuntti et al., 1988; Johannesson et al., 1979;</text:span><text:span text:style-name="T355"><text:s/></text:span><text:span text:style-name="T356">Kaszniak et al., 1979; Liddle, 1958; Merskey et al., 1980; Obrist et al., 1962; Rae-Grant et al., 1987; Roberts et al., 1978; Soininen et al., 1982; Wiener and Schuster, 1956).</text:span><text:span text:style-name="T357"><text:s/>Babiloni et al. (2021) came to the conclusion, that</text:span><text:span text:style-name="T358"><text:s/></text:span><text:span text:style-name="T359">EEG can<text:s/></text:span><text:span text:style-name="T360">serve</text:span><text:span text:style-name="T361"><text:s/>as an<text:s/></text:span><text:span text:style-name="T362">supportive</text:span><text:span text:style-name="T363"><text:s/>diagnostic tool for cognitive impairment,</text:span><text:span text:style-name="T364"><text:s/>detecting brain dysfunction even<text:s/></text:span><text:span text:style-name="T365">before reaching pathological diagnostic criteria</text:span><text:span text:style-name="T366">.</text:span><text:span text:style-name="T367"><text:s/>Quantitative EEG (qEEG) and event-related potentials (ERPs) have been explored as potential clinical markers for detecting early stages of AD<text:s/></text:span><text:span text:style-name="T368"><office:annotation office:name="66" xml:id="1252881188"><dc:creator>Janka Hauffe</dc:creator><dc:date>2025-02-11T18:18:00</dc:date><meta:creator-initials>JH</meta:creator-initials><text:p text:style-name="P369">Delete?</text:p></office:annotation>and monitoring disease progression</text:span><text:span text:style-name="T370"><text:s/></text:span><text:span text:style-name="CommentReference"><office:annotation-end office:name="66"/></text:span><text:span text:style-name="T371">(</text:span><text:span text:style-name="T372"><office:annotation office:name="67" xml:id="1455591793"><dc:creator>Janka Hauffe</dc:creator><dc:date>2025-02-11T12:21:00</dc:date><meta:creator-initials>JH</meta:creator-initials><text:p text:style-name="P373">From Babiloni et al., 2016</text:p></office:annotation>Celesia et al., 1987, Rossini et al., 2007, Rossini, 2009, Yener et al., 2008, Yener et al., 2009</text:span><text:span text:style-name="T374"><office:annotation-end office:name="67"/></text:span><text:span text:style-name="T375">).<text:s/></text:span></text:p>
      <text:p text:style-name="P376"><text:span text:style-name="T377"><office:annotation office:name="68" xml:id="1303051402"><dc:creator>Janka Hauffe</dc:creator><dc:date>2025-02-11T18:53:00</dc:date><meta:creator-initials>JH</meta:creator-initials><text:p text:style-name="P378">Or should I first mention all the advantages of neuroimaging, then say that and then the advantages of EEG compared to MRI etc. ?</text:p></office:annotation>Beginning in 1970, the clinical use of EEG<text:s/></text:span><text:span text:style-name="CommentReference"><office:annotation-end office:name="68"/></text:span><text:span text:style-name="T379">for diagnosing abnormal brain aging progressively supplanted as more advanced<text:s/></text:span><text:span text:style-name="T380"><office:annotation office:name="69" xml:id="63821536"><dc:creator>Janka Hauffe</dc:creator><dc:date>2025-02-11T18:56:00</dc:date><meta:creator-initials>JH</meta:creator-initials><text:p text:style-name="P381">Other word as EEG is not a neuroimaging technique</text:p></office:annotation>neuroimaging techniques<text:s/></text:span><text:span text:style-name="CommentReference"><office:annotation-end office:name="69"/></text:span><text:span text:style-name="T382">became available (Babiloni et al., 2011). Despite this (shift/</text:span><text:span text:style-name="T383">transition</text:span><text:span text:style-name="T384">)</text:span><text:span text:style-name="T385">,<text:s/></text:span><text:span text:style-name="T386">EEG<text:s/></text:span><text:span text:style-name="T387">remains<text:s/></text:span><text:span text:style-name="T388">a valuable and<text:s/></text:span><text:span text:style-name="T389">widely used<text:s/></text:span><text:span text:style-name="T390">tool<text:s/></text:span><text:span text:style-name="T391">in scientific research and<text:s/></text:span><text:span text:style-name="T392">(</text:span><text:span text:style-name="T393">some</text:span><text:span text:style-name="T394">)</text:span><text:span text:style-name="T395"><text:s/></text:span><text:span text:style-name="T396">clinical settings due to its</text:span><text:span text:style-name="T397"><text:s/></text:span><text:span text:style-name="T398">unique<text:s/></text:span><text:span text:style-name="T399">advantages<text:s/></text:span><text:span text:style-name="T400">over</text:span><text:span text:style-name="T401"><text:s/>other neuroimaging techniques. EEG is a</text:span><text:span text:style-name="T402"><text:s/>direct, non-invasive, safe, cost-effective and<text:s/></text:span><text:span text:style-name="T403"><office:annotation office:name="70" xml:id="1214374927"><dc:creator>Janka Hauffe</dc:creator><dc:date>2025-02-11T18:23:00</dc:date><meta:creator-initials>JH</meta:creator-initials><text:p text:style-name="P404">Delete here?</text:p></office:annotation>portable</text:span><text:span text:style-name="CommentReference"><office:annotation-end office:name="70"/></text:span><text:span text:style-name="T405"><text:s/></text:span><text:span text:style-name="T406">method</text:span><text:span text:style-name="T407">, making it a simple and convenient tool for assessing brain function (Babiloni et al., 2016; Babiloni et al., 2021;<text:s/></text:span><text:span text:style-name="T408"><office:annotation office:name="71" xml:id="580171474"><dc:creator>Janka Hauffe</dc:creator><dc:date>2025-02-11T12:06:00</dc:date><meta:creator-initials>JH</meta:creator-initials><text:p text:style-name="P409">@article{biasiucci2019electroencephalography, title={Electroencephalography}, author={Biasiucci, Andrea and Franceschiello, Benedetta and Murray, Micah M}, journal={Current Biology}, volume={29}, number={3}, pages={R80--R85}, year={2019}, publisher={Elsevier} }<text:s/></text:p></office:annotation><office:annotation office:name="72" xml:id="1844004726"><dc:creator>Janka Hauffe</dc:creator><dc:date>2025-02-11T12:06:00</dc:date><meta:creator-initials>JH</meta:creator-initials><text:p text:style-name="P410"><text:a xlink:href="https://doi.org/10.1016/j.cub.2018.11.052" office:target-frame-name="_top" xlink:show="replace"><text:span text:style-name="Hyperlink">https://doi.org/10.1016/j.cub.2018.11.052</text:span></text:a></text:p></office:annotation>Biasiucci, Franceschiello &amp; Murray, 2019</text:span><text:span text:style-name="T411"><office:annotation-end office:name="71"/></text:span><text:span text:style-name="T412"><office:annotation-end office:name="72"/></text:span><text:span text:style-name="T413">;<text:s/></text:span><text:span text:style-name="T414"><office:annotation office:name="73" xml:id="727445112"><dc:creator>Janka Hauffe</dc:creator><dc:date>2025-02-11T12:02:00</dc:date><meta:creator-initials>JH</meta:creator-initials><text:p text:style-name="P415">@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4" xml:id="646142907"><dc:creator>Janka Hauffe</dc:creator><dc:date>2025-02-11T12:02:00</dc:date><meta:creator-initials>JH</meta:creator-initials><text:p text:style-name="P416"><text:a xlink:href="https://doi.org/10.1371/journal.pone.0244180" office:target-frame-name="_top" xlink:show="replace"><text:span text:style-name="Hyperlink">https://doi.org/10.1371/journal.pone.0244180</text:span></text:a></text:p></office:annotation>Meghdadi et al., 2021</text:span><text:span text:style-name="T417"><office:annotation-end office:name="73"/></text:span><text:span text:style-name="T418"><office:annotation-end office:name="74"/></text:span><text:span text:style-name="T419">;<text:s/></text:span><text:span text:style-name="T420"><office:annotation office:name="75" xml:id="36019469"><dc:creator>Janka Hauffe</dc:creator><dc:date>2025-02-11T11:56:00</dc:date><meta:creator-initials>JH</meta:creator-initials><text:p text:style-name="P42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6" xml:id="672177059"><dc:creator>Janka Hauffe</dc:creator><dc:date>2025-02-11T11:56:00</dc:date><meta:creator-initials>JH</meta:creator-initials><text:p text:style-name="P422"><text:a xlink:href="https://doi.org/10.1038/s41398-023-02681-2" office:target-frame-name="_top" xlink:show="replace"><text:span text:style-name="T423">https://doi.org/10.1038/s41398-023-02681-2</text:span></text:a></text:p></office:annotation><text:soft-page-break/>Neo, Foti, Keehn &amp; Kelleher, 2023</text:span><text:span text:style-name="T424"><office:annotation-end office:name="75"/></text:span><text:span text:style-name="T425"><office:annotation-end office:name="76"/></text:span><text:span text:style-name="T426">;<text:s/></text:span><text:span text:style-name="T427"><office:annotation office:name="77" xml:id="57243892"><dc:creator>Janka Hauffe</dc:creator><dc:date>2025-02-11T12:00:00</dc:date><meta:creator-initials>JH</meta:creator-initials><text:p text:style-name="P42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8" xml:id="562098074"><dc:creator>Janka Hauffe</dc:creator><dc:date>2025-02-11T12:00:00</dc:date><meta:creator-initials>JH</meta:creator-initials><text:p text:style-name="P429"><text:a xlink:href="https://doi.org/10.1016/j.clinph.2019.06.006" office:target-frame-name="_top" xlink:show="replace"><text:span text:style-name="Hyperlink">https://doi.org/10.1016/j.clinph.2019.06.006</text:span></text:a></text:p></office:annotation>Rossini et al., 2019</text:span><text:span text:style-name="T430"><office:annotation-end office:name="77"/></text:span><text:span text:style-name="T431"><office:annotation-end office:name="78"/></text:span><text:span text:style-name="T432">)</text:span><text:span text:style-name="T433">. Furthermore, EEG offers<text:s/></text:span><text:span text:style-name="T434">high temporal resolution (</text:span><text:span text:style-name="T435"><office:annotation office:name="79" xml:id="1192296597"><dc:creator>Janka Hauffe</dc:creator><dc:date>2025-02-11T12:02:00</dc:date><meta:creator-initials>JH</meta:creator-initials><text:p text:style-name="P436">@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0" xml:id="1414290914"><dc:creator>Janka Hauffe</dc:creator><dc:date>2025-02-11T12:02:00</dc:date><meta:creator-initials>JH</meta:creator-initials><text:p text:style-name="P437"><text:a xlink:href="https://doi.org/10.1371/journal.pone.0244180" office:target-frame-name="_top" xlink:show="replace"><text:span text:style-name="Hyperlink">https://doi.org/10.1371/journal.pone.0244180</text:span></text:a></text:p></office:annotation>Meghdadi et al., 2021</text:span><text:span text:style-name="T438"><office:annotation-end office:name="79"/></text:span><text:span text:style-name="T439"><office:annotation-end office:name="80"/></text:span><text:span text:style-name="T440">;<text:s/></text:span><text:span text:style-name="T441"><office:annotation office:name="81" xml:id="1013172376"><dc:creator>Janka Hauffe</dc:creator><dc:date>2025-02-11T12:20:00</dc:date><meta:creator-initials>JH</meta:creator-initials><text:p text:style-name="P442">From Babiloni et al., 2016</text:p></office:annotation>Rossini et al., 2004</text:span><text:span text:style-name="T443"><office:annotation-end office:name="81"/></text:span><text:span text:style-name="T444">;<text:s/></text:span><text:span text:style-name="T445"><office:annotation office:name="82" xml:id="1813417967"><dc:creator>Janka Hauffe</dc:creator><dc:date>2025-02-11T12:00:00</dc:date><meta:creator-initials>JH</meta:creator-initials><text:p text:style-name="P446">@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3" xml:id="1243177336"><dc:creator>Janka Hauffe</dc:creator><dc:date>2025-02-11T12:00:00</dc:date><meta:creator-initials>JH</meta:creator-initials><text:p text:style-name="P447"><text:a xlink:href="https://doi.org/10.1016/j.clinph.2019.06.006" office:target-frame-name="_top" xlink:show="replace"><text:span text:style-name="Hyperlink">https://doi.org/10.1016/j.clinph.2019.06.006</text:span></text:a></text:p></office:annotation>Rossini et al., 2019</text:span><text:span text:style-name="T448"><office:annotation-end office:name="82"/></text:span><text:span text:style-name="T449"><office:annotation-end office:name="83"/></text:span><text:span text:style-name="T450">)</text:span><text:span text:style-name="T451"><text:s/>(time resolution of ≤ 1 ms),<text:s/></text:span><text:span text:style-name="T452"><office:annotation office:name="84" xml:id="1560973093"><dc:creator>Janka Hauffe</dc:creator><dc:date>2025-02-12T08:09:00</dc:date><meta:creator-initials>JH</meta:creator-initials><text:p text:style-name="P453">umschreiben</text:p></office:annotation>enabling it to provide neurophysiological data that cannot be obtained from other</text:span><text:span text:style-name="T454"><text:s/>neuroimaging techniques (</text:span><text:span text:style-name="CommentReference"><office:annotation-end office:name="84"/></text:span><text:span text:style-name="T455">Biasiucci et al., 2019</text:span><text:span text:style-name="T456">).<text:s/></text:span></text:p>
      <text:p text:style-name="P457">Another advantage is its repeatability – EEG markers remain largely unaffected by meta-learning relative to task progression, allowing for repeated<text:s/>assessments throughout disease progression<text:s/>(Babiloni et al., 2016).<text:s/></text:p>
      <text:p text:style-name="P458"><text:span text:style-name="T459">Additionally, EEG’s portability 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460"><office:annotation office:name="85" xml:id="56235754"><dc:creator>Janka Hauffe</dc:creator><dc:date>2025-02-12T12:19:00</dc:date><meta:creator-initials>JH</meta:creator-initials><text:p text:style-name="P461">Saby JN, Marshall PJ. The utility of EEG band power analysis in the study of infancy and early childhood. Dev Neuropsychol. 2012;37:253–73.<text:s/></text:p><text:p text:style-name="P462"/><text:p text:style-name="P463"><text:span text:style-name="T464">Third, resting state EEG data may be collected from individuals with a wide range of developmental and functioning levels (23).</text:span></text:p></office:annotation>recorded<text:s/></text:span><text:span text:style-name="T465">in highly comparable<text:s/></text:span><text:span text:style-name="CommentReference"><office:annotation-end office:name="85"/></text:span><text:span text:style-name="T466">experimental conditions in healthy subject, subjects with SCD, subjects with MCI and subjects with more progressed disease such as AD (</text:span><text:span text:style-name="T467"><office:annotation office:name="86" xml:id="1835313223"><dc:creator>Janka Hauffe</dc:creator><dc:date>2025-02-11T12:24:00</dc:date><meta:creator-initials>JH</meta:creator-initials><text:p text:style-name="P468">From Babiloni et al., 2016</text:p></office:annotation>Rossini et al., 2007</text:span><text:span text:style-name="T469"><office:annotation-end office:name="86"/></text:span><text:span text:style-name="T470">).</text:span></text:p>
      <text:p text:style-name="P471"/>
      <text:p text:style-name="P472"><text:span text:style-name="T473"><office:annotation office:name="87" xml:id="1233749048"><dc:creator>Janka Hauffe</dc:creator><dc:date>2025-02-12T12:36:00</dc:date><meta:creator-initials>JH</meta:creator-initials><text:p text:style-name="P474">Methods or here?</text:p></office:annotation>This study<text:s/></text:span><text:span text:style-name="CommentReference"><office:annotation-end office:name="87"/></text:span><text:span text:style-name="T475">will focus on analyzing resting state EEG (rsEEG) as an important approach within qEEG methodologies, as it is a promising tool for measuring quantifying brain neurophysiological dysfunction (Babiloni et al., 2011; Babiloni et al., 2016;<text:s/></text:span><text:span text:style-name="T476"><office:annotation office:name="88" xml:id="1819339030"><dc:creator>Janka Hauffe</dc:creator><dc:date>2025-02-11T12:08:00</dc:date><meta:creator-initials>JH</meta:creator-initials><text:p text:style-name="P47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89" xml:id="1722337065"><dc:creator>Janka Hauffe</dc:creator><dc:date>2025-02-11T12:09:00</dc:date><meta:creator-initials>JH</meta:creator-initials><text:p text:style-name="P478"><text:a xlink:href="https://doi.org/10.1016/j.biopsycho.2024.108823" office:target-frame-name="_top" xlink:show="replace"><text:span text:style-name="T479">https://doi.org/10.1016/j.biopsycho.2024.108823</text:span></text:a></text:p></office:annotation>Perez, Duque, Hidalgo &amp; Salvador, 2024</text:span><text:span text:style-name="T480"><office:annotation-end office:name="88"/></text:span><text:span text:style-name="T481"><office:annotation-end office:name="89"/></text:span><text:span text:style-name="T482">)</text:span><text:span text:style-name="T483">. Unlike the measuring of ERPs, rsEEG<text:s/></text:span><text:span text:style-name="T484">captures<text:s/></text:span><text:span text:style-name="T485">spontaneous brain activity<text:s/></text:span><text:span text:style-name="T486">independently<text:s/></text:span><text:span text:style-name="T487">of cognitive tasks or stimul</text:span><text:span text:style-name="T488">i</text:span><text:span text:style-name="T489"><text:s/></text:span><text:span text:style-name="T490">(</text:span><text:span text:style-name="T491">Babiloni et al., 2016; Babiloni et al., 2021;<text:s/></text:span><text:span text:style-name="T492"><office:annotation office:name="90" xml:id="2032528167"><dc:creator>Janka Hauffe</dc:creator><dc:date>2025-02-11T12:50:00</dc:date><meta:creator-initials>JH</meta:creator-initials><text:p text:style-name="P493">@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1" xml:id="1519316681"><dc:creator>Janka Hauffe</dc:creator><dc:date>2025-02-11T12:50:00</dc:date><meta:creator-initials>JH</meta:creator-initials><text:p text:style-name="P494"><text:a xlink:href="https://doi.org/10.1073/pnas.0700668104" office:target-frame-name="_top" xlink:show="replace"><text:span text:style-name="T495">https://doi.org/10.1073/pnas.0700668104</text:span></text:a></text:p></office:annotation>Mantini, Perrucci, Del Gratta, Romani &amp; Corbetta, 2007</text:span><text:span text:style-name="CommentReference"><office:annotation-end office:name="90"/></text:span><text:span text:style-name="CommentReference"><office:annotation-end office:name="91"/></text:span><text:span text:style-name="T496">;<text:s/></text:span><text:span text:style-name="T497">Perez et al., 2024</text:span><text:span text:style-name="T498">),<text:s/></text:span><text:span text:style-name="T499">making it resilient to factors such as fatigue, movement, anxiety, or meta-learning (Babiloni et al., 2016; Babiloni et al., 2021; Perez et al., 2024)</text:span><text:span text:style-name="T500">.</text:span></text:p>
      <text:p text:style-name="P501">RsEEG is typically recorded from subjects during brief periods under both eyes-open and eyes-closed conditions (Perez et al., 2024).<text:s/>Since the<text:s/>eyes-closed condition<text:s/>represents<text:s/>a simple,<text:s/>standardized procedure (Babiloni et al., 2016), it is the most commonly used<text:s/>(Babiloni et al., 2022) and will therefore be analyzed in this study<text:s/>to ensure comparability.<text:s/></text:p>
      <text:p text:style-name="P502"/>
      <text:p text:style-name="P503"><text:span text:style-name="T504">Now about</text:span><text:span text:style-name="T505"><office:annotation office:name="92" xml:id="343741838"><dc:creator>Janka Hauffe</dc:creator><dc:date>2025-02-12T18:22:00</dc:date><meta:creator-initials>JH</meta:creator-initials><text:p text:style-name="P506"><text:span text:style-name="T507">Frequency bands</text:span></text:p><text:p text:style-name="P508"><text:span text:style-name="T509">1–4 Hz (</text:span><text:span text:style-name="T510">delta</text:span><text:span text:style-name="T511">), 4–8 Hz (</text:span><text:span text:style-name="T512">theta</text:span><text:span text:style-name="T513">), 8–13 Hz (</text:span><text:span text:style-name="T514">alpha</text:span><text:span text:style-name="T515">), 13–30 Hz (</text:span><text:span text:style-name="T516">beta</text:span><text:span text:style-name="T517">), and &gt;30 Hz (gamma) (Babiloni et al., 2011; Babiloni et al., 2016).<text:s/></text:span><text:span text:style-name="T518">Each of these frequencies conveys peculiar physiological information on brain functional state during sleep and wake periods (Babiloni et al., 2011; Nunez et al., 1999).</text:span></text:p><text:p text:style-name="P519"><text:span text:style-name="T520">A certain consensus is reached on the following physiological model (Babiloni et al., 2011). During slow-wave sleep, corticofugal slow oscillations (&lt;1 Hz) are effective in grouping thalamic-generated<text:s/></text:span><text:span text:style-name="T521">delta</text:span><text:span text:style-name="T522"><text:s/>rhythms (1–4 Hz) and spindling activity (7–14 Hz) [14]. In this condition,<text:s/></text:span><text:span text:style-name="T523">delta</text:span><text:span text:style-name="T524"><text:s/>rhythms would dominate EEG oscillations, while<text:s/></text:span><text:span text:style-name="T525">alpha</text:span><text:span text:style-name="T526"><text:s/>rhythms (about 8–12 Hz) would be suppressed (Babiloni et al., 2011). In the case of endogenous or exogenous arousing stimuli, spindles, high- and low-frequency components of the<text:s/></text:span><text:span text:style-name="T527">delta</text:span><text:span text:style-name="T528"><text:s/>rhythms are blocked by the inhibition of reticulo-thalamic (7–14 Hz), thalamocortical (1–4 Hz), and intracortical (&lt;1 Hz) oscillators (Babiloni et al., 2011).</text:span></text:p><text:p text:style-name="P529"><text:span text:style-name="T530">These rhythms are replaced by fast oscillations in the range of<text:s/></text:span><text:span text:style-name="T531">beta</text:span><text:span text:style-name="T532"><text:s/>(14–30 Hz) and gamma frequencies (&gt;30 Hz) [14, 15]. In the wake resting state condition,<text:s/></text:span><text:span text:style-name="T533">alpha</text:span><text:span text:style-name="T534"><text:s/>rhythms would dominate the human EEG oscillatory activity, while<text:s/></text:span><text:span text:style-name="T535">delta</text:span><text:span text:style-name="T536"><text:s/>rhythms would be quite low in amplitude in physiological conditions [16–18].</text:span></text:p><text:p text:style-name="P537"><text:span text:style-name="T538">Babiloni et al., 2016:</text:span></text:p><text:p text:style-name="P539"><text:span text:style-name="T540">The background spontaneous oscillatory activity of brain neurons at about 10 Hz generates the dominant<text:s/></text:span><text:span text:style-name="T541">alpha</text:span><text:span text:style-name="T542"><text:s/>rhythm of restingstate EEG activity first described by Berger. In the classical studies by Jasper and Penfield (1949),<text:s/></text:span><text:span text:style-name="T543">alpha</text:span><text:span text:style-name="T544"><text:s/>rhythms ranging from about 8 to 12 Hz were recorded from nearly the entire upper cortical surface (including the frontal and prefrontal areas) in a large population of patients awake during surgery.</text:span></text:p><text:p text:style-name="P545"><text:span text:style-name="T546">In the condition of slow-wave sleep, cortico-fugal slow oscillations (b1 Hz) are effective</text:span></text:p><text:p text:style-name="P547"><text:span text:style-name="T548">in grouping thalamic-generated<text:s/></text:span><text:span text:style-name="T549">delta</text:span><text:span text:style-name="T550"><text:s/>rhythms (1–4 Hz) and spindling activity (7–14 Hz) rhythms (Steriade, 2003). In the condition of brain arousal, spindles as well as high and low components of the<text:s/></text:span><text:span text:style-name="T551">delta</text:span><text:span text:style-name="T552"><text:s/>rhythms are blocked by the inhibition of oscillators within, respectively, reticulo-thalamic (7–14 Hz), thalamo-cortical (1–4 Hz), and intra-cortical (b1 Hz), neuronal circuits. These rhythms are replaced by fast (</text:span><text:span text:style-name="T553">beta</text:span><text:span text:style-name="T554"><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55">alpha</text:span><text:span text:style-name="T556"><text:s/>would be mainly related to subject's global attentional readiness (Klimesch, 1996; Klimesch et al., 1997, 1998; Rossini et al., 1991; Q13Steriade and Llinas, 1998). Noteworthy, there is consensus that<text:s/></text:span><text:span text:style-name="T557">alpha</text:span><text:span text:style-name="T558"><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559">delta</text:span><text:span text:style-name="T560"><text:s/>(1–4 Hz),<text:s/></text:span><text:span text:style-name="T561">theta</text:span><text:span text:style-name="T562"><text:s/>(4–7 Hz) and gamma bands (30–70 Hz) also exhibit complex patterns of power that are modulated by cognitive processes such as working memory and perceptual binding (Srinivasan et al., 2006).<text:s/></text:span></text:p></office:annotation><text:s/>fr</text:span><text:span text:style-name="T563">equency</text:span><text:span text:style-name="T564"><text:s/></text:span><text:span text:style-name="CommentReference"><office:annotation-end office:name="92"/></text:span><text:span text:style-name="T565">bands in general</text:span><text:span text:style-name="T566"><text:s/>before looking at abnormalities in frequeny bands in MCI and covid patients</text:span></text:p>
      <text:p text:style-name="P567"/>
      <text:p text:style-name="P568"><text:span text:style-name="T569">Eyes-closed rsEEG rhythms undergo gradual changes across physiological</text:span><text:span text:style-name="T570"><office:annotation office:name="93" xml:id="1420984254"><dc:creator>Janka Hauffe</dc:creator><dc:date>2025-02-12T18:20:00</dc:date><meta:creator-initials>JH</meta:creator-initials><text:p text:style-name="P571"><text:span text:style-name="T572">(It was observed a marked amplitude decrease of<text:s/></text:span><text:span text:style-name="T573">alpha</text:span><text:span text:style-name="T574"><text:s/>(8–13 Hz) and a global “slowing” of the background EEG, which increases in power and spatial distribution in the slower<text:s/></text:span><text:span text:style-name="T575">delta</text:span><text:span text:style-name="T576"><text:s/>(1–4 Hz) and<text:s/></text:span><text:span text:style-name="T577">theta</text:span><text:span text:style-name="T578"><text:s/>(4–8 Hz) rhythms [58–61]. A recent study in a large sample of healthy subjects (N = 215, 18–85 years) confirmed an age-dependent power decrement of posterior low-frequency<text:s/></text:span><text:span text:style-name="T579">alpha</text:span><text:span text:style-name="T580"><text:s/>(</text:span><text:span text:style-name="T581">alpha</text:span><text:span text:style-name="T582"><text:s/>1; 8–10.5 Hz) and<text:s/></text:span><text:span text:style-name="T583">delta</text:span><text:span text:style-name="T584"><text:s/>rhythms [62].)</text:span></text:p><text:p text:style-name="P585"><text:span text:style-name="T586">Alpha</text:span><text:span text:style-name="T587"><text:s/>power is linked to heightened attention and task engagement, whereas<text:s/></text:span><text:span text:style-name="T588">theta</text:span><text:span text:style-name="T589"><text:s/>power is associated with memory encoding and retrieval (Perez et al., 2024).<text:s/></text:span></text:p><text:p text:style-name="P590"><text:span text:style-name="T591">The predominant approach in the literature focuses on the analysis of broad frequency bands in the EEG power spectrum, from slow bands,<text:s/></text:span><text:span text:style-name="T592">delta</text:span><text:span text:style-name="T593"><text:s/>(</text:span>δ<text:span text:style-name="T594">:0.1–&lt;4 Hz) and<text:s/></text:span><text:span text:style-name="T595">theta</text:span><text:span text:style-name="T596"><text:s/>(</text:span>θ<text:span text:style-name="T597">:4–&lt;8 Hz), to faster bands,<text:s/></text:span><text:span text:style-name="T598">alpha</text:span><text:span text:style-name="T599"><text:s/>(</text:span>α<text:span text:style-name="T600">: 8–13 Hz),<text:s/></text:span><text:span text:style-name="T601">beta</text:span><text:span text:style-name="T602"><text:s/>(</text:span>β<text:span text:style-name="T603">:14–30 Hz), and gamma (</text:span>γ<text:span text:style-name="T604">: &gt;30–80 H) (</text:span><text:span text:style-name="T605">Babiloni, et al., 2020).<text:s/></text:span></text:p></office:annotation><text:s/>aging<text:s/></text:span><text:span text:style-name="CommentReference"><office:annotation-end office:name="93"/></text:span><text:span text:style-name="T606">(</text:span><text:span text:style-name="T607">Babiloni et al., 2011</text:span><text:span text:style-name="T608">; Babiloni et al., 2016</text:span><text:span text:style-name="T609">;<text:s/></text:span><text:span text:style-name="T610"><office:annotation office:name="94" xml:id="1276522785"><dc:creator>Janka Hauffe</dc:creator><dc:date>2025-02-11T12:54:00</dc:date><meta:creator-initials>JH</meta:creator-initials><text:p text:style-name="P611">From Perez</text:p></office:annotation><office:annotation office:name="95" xml:id="943944206"><dc:creator>Janka Hauffe</dc:creator><dc:date>2025-02-12T18:20:00</dc:date><meta:creator-initials>JH</meta:creator-initials><text:p text:style-name="P612"><text:span text:style-name="T613">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94"/></text:span><text:span text:style-name="CommentReference"><office:annotation-end office:name="95"/></text:span><text:span text:style-name="T614">).</text:span><text:span text:style-name="T615"><text:s/></text:span><text:span text:style-name="T616"><office:annotation office:name="96" xml:id="2051875719"><dc:creator>Janka Hauffe</dc:creator><dc:date>2025-02-12T16:12:00</dc:date><meta:creator-initials>JH</meta:creator-initials><text:p text:style-name="P617"><text:span text:style-name="T618">A common method to characterize these rhythms is to break down oscillatory signals into spectral power across distinct frequency bands (Babiloni et al., 2016; Perez et al., 2024), as spectral power reflects the distribution of neural activity at a specific frequency and is linked to various cognitive processes (Babiloni et al., 2016; Perez et al., 2024; Ward, 2003).</text:span></text:p></office:annotation>A common method<text:s/></text:span><text:span text:style-name="CommentReference"><office:annotation-end office:name="96"/></text:span><text:span text:style-name="T619">to characterize these rhythms is<text:s/></text:span><text:span text:style-name="T620">through spectral power analysis across distinct<text:s/></text:span><text:soft-page-break/><text:span text:style-name="T621">frequency bands, as it reflects the distribution of neural activity and its role in various cognitive processes</text:span><text:span text:style-name="T622"><text:s/>(Babiloni et al., 2016; Perez et al., 2024;<text:s/></text:span><text:span text:style-name="T623"><office:annotation office:name="97" xml:id="1291115368"><dc:creator>Janka Hauffe</dc:creator><dc:date>2025-02-11T12:53:00</dc:date><meta:creator-initials>JH</meta:creator-initials><text:p text:style-name="P624">From Perez et al., 2024</text:p></office:annotation>Ward, 2003</text:span><text:span text:style-name="CommentReference"><office:annotation-end office:name="97"/></text:span><text:span text:style-name="T625">).</text:span><text:span text:style-name="T626"><text:s/></text:span><text:span text:style-name="T627"><office:annotation office:name="98" xml:id="2147299855"><dc:creator>Janka Hauffe</dc:creator><dc:date>2025-02-12T16:24:00</dc:date><meta:creator-initials>JH</meta:creator-initials><text:p text:style-name="P628">This sentence should somehow go in here</text:p></office:annotation>However, in pathological aging, as in AD, these alterations are often more pronounced and disruptive, with significant changes in frequency bands<text:s/></text:span><text:span text:style-name="CommentReference"><office:annotation-end office:name="98"/></text:span><text:span text:style-name="T629">(</text:span><text:span text:style-name="T630"><office:annotation office:name="99" xml:id="812060325"><dc:creator>Janka Hauffe</dc:creator><dc:date>2025-02-11T12:54:00</dc:date><meta:creator-initials>JH</meta:creator-initials><text:p text:style-name="P631">From Perez</text:p></office:annotation>Lejko et al., 2020</text:span><text:span text:style-name="CommentReference"><office:annotation-end office:name="99"/></text:span><text:span text:style-name="T632">).</text:span></text:p>
      <text:p text:style-name="P633"/>
      <text:p text:style-name="P634"/>
      <text:p text:style-name="P635"/>
      <text:p text:style-name="P636"/>
      <text:p text:style-name="P637"/>
      <text:p text:style-name="P638"/>
      <text:p text:style-name="P639">Introduction to EEG</text:p>
      <text:p text:style-name="P640">Introduction to Resting state</text:p>
      <text:p text:style-name="P641">EEG in subjective cognitive impairment</text:p>
      <text:p text:style-name="P642">EEG in objective cognitive impairment (MCI)</text:p>
      <text:p text:style-name="P643">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44">EEG in PCS patients</text:p>
      <text:p text:style-name="P645">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46">Fatigue as a <text:s/>symptom of PCS</text:p>
      <text:p text:style-name="P647">EEG in Fatigue</text:p>
      <text:p text:style-name="P648">Summary</text:p>
      <text:p text:style-name="P649">Research question</text:p>
      <text:p text:style-name="P650">Hypotheses</text:p>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Subjective cognitive deficits in everyday situations are predicted by elevated anxiety and fatigue levels more than by objective cognitive performance (Zamarian et al., 2024).</text:p>
      <text:p text:style-name="P666">This lack of alignment highlights the complexity of cognitive impairment and raises questions about which additional factors may influence individuals’ perceptions of cognitive difficulties.<text:s/></text:p>
      <text:p text:style-name="P667">Recent research has addressed these questions by examining how psychological symptoms influence subjective cognitive and objective cognitive impairment.</text:p>
      <text:p text:style-name="P66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669"><text:span text:style-name="T67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671"/>
      <text:p text:style-name="P672"><text:span text:style-name="T673">This shows, that subjective and objective measures of cognitive function represent two distinct approaches to assessing cognition. Subjective assessments rely on self-reported<text:s/></text:span><text:soft-page-break/><text:span text:style-name="T674">experiences and perceptions (Stewart, 2012), while objective assessments use standardized tests and tasks to evaluate cognitive performance in various functional areas.</text:span></text:p>
      <text:p text:style-name="P675"/>
      <text:p text:style-name="P676"><text:span text:style-name="T677"><office:annotation office:name="100" xml:id="2023504428"><dc:creator>Janka Hauffe</dc:creator><dc:date>2025-01-29T13:08:00</dc:date><meta:creator-initials>JH</meta:creator-initials><text:p text:style-name="P678">MCI</text:p></office:annotation>Petersen (2016):<text:s/></text:span><text:span text:style-name="CommentReference"><office:annotation-end office:name="100"/></text:span><office:annotation office:name="101" xml:id="1294159832"><dc:creator>Janka Hauffe</dc:creator><dc:date>2025-01-29T13:04:00</dc:date><meta:creator-initials>JH</meta:creator-initials><text:p text:style-name="P679">@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80">https://doi.org/10.1212/CON.0000000000000313</text:span></text:a><text:span text:style-name="CommentReference"><office:annotation-end office:name="101"/></text:span></text:p>
      <text:p text:style-name="P681"><text:span text:style-name="T682"><office:annotation office:name="102" xml:id="506205494"><dc:creator>Janka Hauffe</dc:creator><dc:date>2025-01-29T13:08:00</dc:date><meta:creator-initials>JH</meta:creator-initials><text:p text:style-name="P683">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02"/></text:span></text:p>
      <text:p text:style-name="P684"/>
      <text:p text:style-name="P685"/>
      <text:p text:style-name="P6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2T18:46:00Z</dc:date>
    <meta:print-date>2025-02-12T18:36:00Z</meta:print-date>
    <meta:template xlink:href="Normal.dotm" xlink:type="simple"/>
    <meta:editing-cycles>128</meta:editing-cycles>
    <meta:editing-duration>PT0S</meta:editing-duration>
    <meta:document-statistic meta:page-count="10" meta:paragraph-count="46" meta:word-count="3216" meta:character-count="23432" meta:row-count="168" meta:non-whitespace-character-count="20262"/>
  </office:meta>
</office:document-meta>
</file>